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bc4f2" officeooo:paragraph-rsid="000bc4f2"/>
    </style:style>
    <style:style style:name="P2" style:family="paragraph" style:parent-style-name="Standard">
      <style:text-properties officeooo:rsid="000c1de9" officeooo:paragraph-rsid="000c1de9"/>
    </style:style>
    <style:style style:name="P3" style:family="paragraph" style:parent-style-name="Standard">
      <style:text-properties officeooo:rsid="000d7fa3" officeooo:paragraph-rsid="000d7fa3"/>
    </style:style>
    <style:style style:name="P4" style:family="paragraph" style:parent-style-name="Standard">
      <style:text-properties officeooo:rsid="000d7fa3" officeooo:paragraph-rsid="000e70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2270</text:p>
      <text:p text:style-name="P1">Oblig 1</text:p>
      <text:p text:style-name="P1"/>
      <text:p text:style-name="P1">Ved et vilkårlig bit på A3A2A1A0 som multipliseres med 10 kan faktoriseres som ført å bli ganget med 5 for så å bli ganget med 2. Ved multiplisering med 2, flyttes alle bitene en lpass til høyre.</text:p>
      <text:p text:style-name="P1">Utregningen for ganging med 5 er som følgende.</text:p>
      <text:p text:style-name="P1"/>
      <text:p text:style-name="P1"><text:tab/><text:tab/>A3A2A1A0</text:p>
      <text:p text:style-name="P1"><text:tab/><text:tab/>*<text:tab/>0101</text:p>
      <text:p text:style-name="P1"><text:tab/><text:tab/>=</text:p>
      <text:p text:style-name="P1"><text:tab/><text:tab/> A3A2A1A0</text:p>
      <text:p text:style-name="P1"><text:tab/><text:tab/><text:tab/>00000</text:p>
      <text:p text:style-name="P1"><text:tab/><text:tab/> A3A2A1A000</text:p>
      <text:p text:style-name="P1"><text:tab/><text:tab/> <text:s text:c="7"/>0000000</text:p>
      <text:p text:style-name="P1"/>
      <text:p text:style-name="P1"><text:tab/><text:tab/>=</text:p>
      <text:p text:style-name="P1"><text:tab/><text:tab/>A3, A2, (A3+A1), (A2+A0), A1, A0</text:p>
      <text:p text:style-name="P1"/>
      <text:p text:style-name="P2">Utregningen består av halv adders som sender videre en rest. Denne blir tatt til consideration ved utregning ved neste ledd.</text:p>
      <text:p text:style-name="P2"/>
      <text:p text:style-name="P2">Det er en dedikert knapp som gjør biten signed/unsigned. Her har jeg lagt til en bit på 256 som indikerer om utrykket er negativ eller positiv. <text:s/></text:p>
      <text:p text:style-name="P2"/>
      <text:p text:style-name="P3">Den siste (første) biten vil alltid være 0. </text:p>
      <text:p text:style-name="P3"/>
      <text:p text:style-name="P4">Sannhetsverditabell for 4-bitstall multiplisert med (+)10 (dec).</text:p>
      <text:p text:style-name="P4">A3 A2 A1 A0 dec s7 s6 s5 s4 s3 s2 s1 s0</text:p>
      <text:p text:style-name="P4">m0 0 0 0 0 0 0 0 0 0 0 0 0 0</text:p>
      <text:p text:style-name="P4">m1 0 0 0 1 10 0 0 0 0 1 0 1 0</text:p>
      <text:p text:style-name="P4">m2 0 0 1 0 20 0 0 0 1 0 1 0 0</text:p>
      <text:p text:style-name="P4">m3 0 0 1 1 30 0 0 0 1 1 1 1 0</text:p>
      <text:p text:style-name="P4">m4 0 1 0 0 40 0 0 1 0 1 0 0 0</text:p>
      <text:p text:style-name="P4">m5 0 1 0 1 50 0 0 1 1 0 0 1 0</text:p>
      <text:p text:style-name="P4">m6 0 1 1 0 60 0 0 1 1 1 1 0 0</text:p>
      <text:p text:style-name="P4">m7 0 1 1 1 70 0 1 0 0 0 1 1 0</text:p>
      <text:p text:style-name="P4">m8 1 0 0 0 80 0 1 0 1 0 0 0 0</text:p>
      <text:p text:style-name="P4">m9 1 0 0 1 90 0 1 0 1 1 0 1 0</text:p>
      <text:p text:style-name="P4">m10 1 0 1 0 100 0 1 1 0 0 1 0 0</text:p>
      <text:p text:style-name="P4">m11 1 0 1 1 110 0 1 1 0 1 1 1 0</text:p>
      <text:p text:style-name="P4">m12 1 1 0 0 120 0 1 1 1 1 0 0 0</text:p>
      <text:p text:style-name="P4">m13 1 1 0 1 130 1 0 0 0 0 0 1 0</text:p>
      <text:p text:style-name="P4">m14 1 1 1 0 140 1 0 0 0 1 1 0 0</text:p>
      <text:p text:style-name="P4">m15 1 1 1 1 150 1 0 0 1 0 1 1 0</text:p>
      <text:p text:style-name="P4"/>
      <text:p text:style-name="P4">Funksjonsuttrykk:</text:p>
      <text:p text:style-name="P4">S0 = 0 </text:p>
      <text:p text:style-name="P4">S1 = A0 </text:p>
      <text:p text:style-name="P4">S2 = A1 </text:p>
      <text:p text:style-name="P4">S3 = A0 A2’ + A0’ A2 </text:p>
      <text:p text:style-name="P4">S4 = A3 A1’ A0’ + A3 A2’ A1’ + A3’ A2 A1’ A0 + A3 A2 A1 A0 + A3’ A2’ A1 + A3’ A1 A0’. </text:p>
      <text:p text:style-name="P4">S5 = A2 A1’ A0’ + A1’ A3’ A2 + A1 A3 A2’ + A3’ A2 A1 A0’ </text:p>
      <text:p text:style-name="P4"><text:soft-page-break/>S6 = A3 A2’ + A3 A1’ A0’ + A3’ A2 A1 A0</text:p>
      <text:p text:style-name="P4">S7 = A3 A2 A0 + A3 A2 A1 </text:p>
      <text:p text:style-name="P4">Sannhetsverditabell for halfadder: </text:p>
      <text:p text:style-name="P4">Inputs Outputs A B C S</text:p>
      <text:p text:style-name="P4">0 0 0 0</text:p>
      <text:p text:style-name="P4">1 0 0 1</text:p>
      <text:p text:style-name="P4">0 1 0 1</text:p>
      <text:p text:style-name="P4">1 1 1 0</text:p>
      <text:p text:style-name="P4"/>
      <text:p text:style-name="P4">Sannhetsverditabell for fulladder:</text:p>
      <text:p text:style-name="P4">Inputs Outputs A B C​ in C​out S</text:p>
      <text:p text:style-name="P4">0 0 0 0 0</text:p>
      <text:p text:style-name="P4">0 0 1 0 1</text:p>
      <text:p text:style-name="P4">0 1 0 0 1</text:p>
      <text:p text:style-name="P4">0 1 1 1 0</text:p>
      <text:p text:style-name="P4">1 0 0 0 1</text:p>
      <text:p text:style-name="P4">1 0 1 1 0</text:p>
      <text:p text:style-name="P4">1 1 0 1 0</text:p>
      <text:p text:style-name="P4">1 1 1 1 1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temjau </meta:initial-creator>
    <meta:creation-date>2017-02-12T10:48:03.980359809</meta:creation-date>
    <dc:date>2017-02-13T19:27:10.163000000</dc:date>
    <meta:editing-duration>PT51M58S</meta:editing-duration>
    <meta:editing-cycles>3</meta:editing-cycles>
    <meta:generator>LibreOffice/5.1.2.2$Windows_x86 LibreOffice_project/d3bf12ecb743fc0d20e0be0c58ca359301eb705f</meta:generator>
    <meta:document-statistic meta:table-count="0" meta:image-count="0" meta:object-count="0" meta:page-count="2" meta:paragraph-count="59" meta:word-count="518" meta:character-count="1745" meta:non-whitespace-character-count="1233"/>
  </office:meta>
</office:document-meta>
</file>